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Speed of sound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m/s</text:p>
          </table:table-cell>
          <table:table-cell table:number-columns-repeated="2"/>
          <table:table-cell office:value-type="string" calcext:value-type="string">
            <text:p>Calibration</text:p>
          </table:table-cell>
          <table:table-cell table:formula="of:=3.9*4" office:value-type="float" office:value="15.6" calcext:value-type="float">
            <text:p>15.6</text:p>
          </table:table-cell>
          <table:table-cell office:value-type="string" calcext:value-type="string">
            <text:p>ticks</text:p>
          </table:table-cell>
          <table:table-cell table:number-columns-repeated="2"/>
          <table:table-cell office:value-type="string" calcext:value-type="string">
            <text:p>height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/>
          <table:table-cell office:value-type="string" calcext:value-type="string">
            <text:p>Conversion</text:p>
          </table:table-cell>
          <table:table-cell table:number-columns-repeated="3"/>
          <table:table-cell office:value-type="string" calcext:value-type="string">
            <text:p>prescaler</text:p>
          </table:table-cell>
          <table:table-cell office:value-type="float" office:value="256" calcext:value-type="float">
            <text:p>256</text:p>
          </table:table-cell>
          <table:table-cell table:number-columns-repeated="4"/>
          <table:table-cell office:value-type="string" calcext:value-type="string">
            <text:p>base</text:p>
          </table:table-cell>
          <table:table-cell office:value-type="float" office:value="54.3" calcext:value-type="float">
            <text:p>54.3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cm</text:p>
          </table:table-cell>
          <table:table-cell table:number-columns-repeated="2"/>
          <table:table-cell office:value-type="string" calcext:value-type="string">
            <text:p>ticks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angle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5]*[.$C$2]/10" office:value-type="float" office:value="33.1" calcext:value-type="float">
            <text:p>33.1</text:p>
          </table:table-cell>
          <table:table-cell table:number-columns-repeated="2"/>
          <table:table-cell office:value-type="float" office:value="65535" calcext:value-type="float">
            <text:p>65535</text:p>
          </table:table-cell>
          <table:table-cell table:formula="of:=([.F5])*[.$G$3]/16000" office:value-type="float" office:value="1048.56" calcext:value-type="float">
            <text:p>1048.56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([.F6]-[.$H$2])*[.$G$3]/16000" office:value-type="float" office:value="-0.2496" calcext:value-type="float">
            <text:p>-0.2496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([.F7]-[.$H$2])*[.$G$3]/16000" office:value-type="float" office:value="-0.2496" calcext:value-type="float">
            <text:p>-0.2496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([.F8]-[.$H$2])*[.$G$3]/16000" office:value-type="float" office:value="-0.2496" calcext:value-type="float">
            <text:p>-0.2496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([.F9]-[.$H$2])*[.$G$3]/16000" office:value-type="float" office:value="-0.2496" calcext:value-type="float">
            <text:p>-0.2496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([.F10]-[.$H$2])*[.$G$3]/16000" office:value-type="float" office:value="-0.2496" calcext:value-type="float">
            <text:p>-0.2496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([.F11]-[.$H$2])*[.$G$3]/16000" office:value-type="float" office:value="-0.2496" calcext:value-type="float">
            <text:p>-0.2496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([.F12]-[.$H$2])*[.$G$3]/16000" office:value-type="float" office:value="-0.2496" calcext:value-type="float">
            <text:p>-0.2496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([.F13]-[.$H$2])*[.$G$3]/16000" office:value-type="float" office:value="-0.2496" calcext:value-type="float">
            <text:p>-0.2496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([.F14]-[.$H$2])*[.$G$3]/16000" office:value-type="float" office:value="-0.2496" calcext:value-type="float">
            <text:p>-0.2496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([.F15]-[.$H$2])*[.$G$3]/16000" office:value-type="float" office:value="-0.2496" calcext:value-type="float">
            <text:p>-0.2496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([.F16]-[.$H$2])*[.$G$3]/16000" office:value-type="float" office:value="-0.2496" calcext:value-type="float">
            <text:p>-0.249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15:10:45.716064743</meta:creation-date>
    <dc:date>2016-12-20T20:43:06.299678650</dc:date>
    <meta:editing-duration>PT2H11M59S</meta:editing-duration>
    <meta:editing-cycles>3</meta:editing-cycles>
    <meta:generator>LibreOffice/5.1.4.2$Linux_X86_64 LibreOffice_project/10m0$Build-2</meta:generator>
    <meta:document-statistic meta:table-count="1" meta:cell-count="35" meta:object-count="0"/>
  </office:meta>
</office:document-meta>
</file>